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65d" draw:textarea-horizontal-align="justify" draw:textarea-vertical-align="middle" draw:auto-grow-height="false" fo:min-height="0.984cm" fo:min-width="2.029cm"/>
    </style:style>
    <style:style style:name="gr2" style:family="graphic" style:parent-style-name="standard">
      <style:graphic-properties draw:fill-color="#faa61a" draw:textarea-horizontal-align="justify" draw:textarea-vertical-align="middle" draw:auto-grow-height="false" fo:min-height="0.85cm" fo:min-width="1.946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0.907cm" fo:min-width="1.947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907cm" fo:min-width="1.947cm"/>
    </style:style>
    <style:style style:name="gr5" style:family="graphic" style:parent-style-name="standard">
      <style:graphic-properties draw:fill-color="#1c3687" draw:textarea-horizontal-align="justify" draw:textarea-vertical-align="middle" draw:auto-grow-height="false" fo:min-height="0.907cm" fo:min-width="1.94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84cm" fo:min-width="3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aa61a" draw:textarea-horizontal-align="justify" draw:textarea-vertical-align="middle" draw:auto-grow-height="false" fo:min-height="0.907cm" fo:min-width="1.946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  <style:text-properties fo:font-size="12pt"/>
    </style:style>
    <style:style style:name="P3" style:family="paragraph">
      <loext:graphic-properties draw:fill-color="#faa61a"/>
      <style:paragraph-properties fo:text-align="center"/>
      <style:text-properties fo:font-size="12pt"/>
    </style:style>
    <style:style style:name="P4" style:family="paragraph">
      <loext:graphic-properties draw:fill-color="#ed1c24"/>
      <style:paragraph-properties fo:text-align="center"/>
      <style:text-properties fo:font-size="12pt"/>
    </style:style>
    <style:style style:name="P5" style:family="paragraph">
      <loext:graphic-properties draw:fill-color="#fff200"/>
      <style:paragraph-properties fo:text-align="center"/>
      <style:text-properties fo:font-size="12pt"/>
    </style:style>
    <style:style style:name="P6" style:family="paragraph">
      <loext:graphic-properties draw:fill-color="#1c3687"/>
      <style:paragraph-properties fo:text-align="center"/>
      <style:text-properties fo:font-size="12pt"/>
    </style:style>
    <style:style style:name="P7" style:family="paragraph">
      <loext:graphic-properties draw:fill-color="#000000"/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2.529cm" svg:height="1.234cm" svg:x="8.753cm" svg:y="3.4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measurelines" svg:width="2.446cm" svg:height="1.1cm" svg:x="2.107cm" svg:y="7cm">
          <text:p text:style-name="P1"><text:span text:style-name="T1">Principal</text:span></text:p>
          <text:p text:style-name="P1"><text:span text:style-name="T2">Profess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measurelines" svg:width="2.447cm" svg:height="1.157cm" svg:x="2.353cm" svg:y="13.943cm">
          <text:p text:style-name="P1"><text:span text:style-name="T1">Principal</text:span><text:span text:style-name="T1"><text:line-break/></text:span><text:span text:style-name="T2">CA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measurelines" svg:width="2.447cm" svg:height="1.157cm" svg:x="11.253cm" svg:y="12cm">
          <text:p text:style-name="P1"><text:span text:style-name="T1">Principal</text:span></text:p>
          <text:p text:style-name="P1"><text:span text:style-name="T2">Ges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measurelines" svg:width="2.447cm" svg:height="1.157cm" svg:x="13.7cm" svg:y="7.443cm">
          <text:p text:style-name="P1"><text:span text:style-name="T1">Principal</text:span></text:p>
          <text:p text:style-name="P1"><text:span text:style-name="T2">Refeitório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5" draw:id="id15" draw:layer="layout" svg:width="3.8cm" svg:height="1.234cm" svg:x="15.553cm" svg:y="5.3cm">
          <text:p text:style-name="P1"><text:span text:style-name="T1">Atualizar Dados</text:span></text:p>
          <text:p text:style-name="P1"><text:span text:style-name="T2">Todos os perfis logado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0.017cm" svg:y1="4.634cm" svg:x2="4.553cm" svg:y2="7.55cm" draw:start-shape="id1" draw:start-glue-point="2" draw:end-shape="id2" draw:end-glue-point="1" svg:d="M10017 4634v2916h-5464" svg:viewBox="0 0 5465 2917">
          <text:p/>
        </draw:connector>
        <draw:connector draw:style-name="gr7" draw:text-style-name="P8" draw:layer="measurelines" svg:x1="10.017cm" svg:y1="4.634cm" svg:x2="4.8cm" svg:y2="14.521cm" draw:start-shape="id1" draw:start-glue-point="2" draw:end-shape="id3" draw:end-glue-point="1" svg:d="M10017 4634v9887h-5217" svg:viewBox="0 0 5218 9888">
          <text:p/>
        </draw:connector>
        <draw:connector draw:style-name="gr7" draw:text-style-name="P8" draw:layer="measurelines" svg:x1="10.017cm" svg:y1="4.634cm" svg:x2="11.253cm" svg:y2="12.578cm" draw:start-shape="id1" draw:start-glue-point="2" draw:end-shape="id4" draw:end-glue-point="3" svg:d="M10017 4634v7944h1236" svg:viewBox="0 0 1237 7945">
          <text:p/>
        </draw:connector>
        <draw:connector draw:style-name="gr7" draw:text-style-name="P8" draw:layer="measurelines" svg:x1="10.017cm" svg:y1="4.634cm" svg:x2="13.7cm" svg:y2="8.021cm" draw:start-shape="id1" draw:start-glue-point="2" draw:end-shape="id5" draw:end-glue-point="3" svg:d="M10017 4634v3387h3683" svg:viewBox="0 0 3684 3388">
          <text:p/>
        </draw:connector>
        <draw:custom-shape draw:style-name="gr8" draw:text-style-name="P3" xml:id="id6" draw:id="id6" draw:layer="measurelines" svg:width="2.446cm" svg:height="1.157cm" svg:x="4.254cm" svg:y="9.5cm">
          <text:p text:style-name="P1"><text:span text:style-name="T1">Solicitar</text:span></text:p>
          <text:p text:style-name="P1"><text:span text:style-name="T1">Refeição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3.33cm" svg:y1="8.1cm" svg:x2="4.254cm" svg:y2="10.078cm" draw:start-shape="id2" draw:start-glue-point="2" draw:end-shape="id6" draw:end-glue-point="3" svg:d="M3330 8100v1978h924" svg:viewBox="0 0 925 1979">
          <text:p/>
        </draw:connector>
        <draw:custom-shape draw:style-name="gr8" draw:text-style-name="P3" xml:id="id7" draw:id="id7" draw:layer="measurelines" svg:width="2.446cm" svg:height="1.157cm" svg:x="4.354cm" svg:y="11.443cm">
          <text:p text:style-name="P1"><text:span text:style-name="T1">Acompanhar</text:span></text:p>
          <text:p text:style-name="P1"><text:span text:style-name="T1">Solicitação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3.33cm" svg:y1="8.1cm" svg:x2="4.354cm" svg:y2="12.021cm" draw:start-shape="id2" draw:start-glue-point="2" draw:end-shape="id7" draw:end-glue-point="3" svg:d="M3330 8100v3921h1024" svg:viewBox="0 0 1025 3922">
          <text:p/>
        </draw:connector>
        <draw:custom-shape draw:style-name="gr3" draw:text-style-name="P4" xml:id="id8" draw:id="id8" draw:layer="measurelines" svg:width="2.447cm" svg:height="1.157cm" svg:x="5.5cm" svg:y="22.2cm">
          <text:p text:style-name="P1"><text:span text:style-name="T1">Listar</text:span></text:p>
          <text:p text:style-name="P1"><text:span text:style-name="T1">Editai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3.576cm" svg:y1="15.1cm" svg:x2="5.5cm" svg:y2="22.778cm" draw:start-shape="id3" draw:start-glue-point="2" draw:end-shape="id8" draw:end-glue-point="3" svg:d="M3576 15100v7678h1924" svg:viewBox="0 0 1925 7679">
          <text:p/>
        </draw:connector>
        <draw:custom-shape draw:style-name="gr3" draw:text-style-name="P4" xml:id="id9" draw:id="id9" draw:layer="measurelines" svg:width="2.447cm" svg:height="1.157cm" svg:x="8.9cm" svg:y="23.5cm">
          <text:p text:style-name="P1"><text:span text:style-name="T1">Criar</text:span></text:p>
          <text:p text:style-name="P1"><text:span text:style-name="T1">Edita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6.723cm" svg:y1="23.357cm" svg:x2="8.9cm" svg:y2="24.078cm" draw:start-shape="id8" draw:start-glue-point="2" draw:end-shape="id9" draw:end-glue-point="3" svg:d="M6723 23357v721h2177" svg:viewBox="0 0 2178 722">
          <text:p/>
        </draw:connector>
        <draw:custom-shape draw:style-name="gr3" draw:text-style-name="P4" xml:id="id10" draw:id="id10" draw:layer="measurelines" svg:width="2.447cm" svg:height="1.157cm" svg:x="13.706cm" svg:y="24.743cm">
          <text:p text:style-name="P1"><text:span text:style-name="T1">Listar</text:span></text:p>
          <text:p text:style-name="P1"><text:span text:style-name="T1">Aluno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0.123cm" svg:y1="24.657cm" svg:x2="13.706cm" svg:y2="25.321cm" draw:start-shape="id9" draw:start-glue-point="2" draw:end-shape="id10" draw:end-glue-point="3" svg:d="M10123 24657v664h3583" svg:viewBox="0 0 3584 665">
          <text:p/>
        </draw:connector>
        <draw:custom-shape draw:style-name="gr3" draw:text-style-name="P4" xml:id="id11" draw:id="id11" draw:layer="measurelines" svg:width="2.447cm" svg:height="1.157cm" svg:x="5.653cm" svg:y="18.886cm">
          <text:p text:style-name="P1"><text:span text:style-name="T1">Listar</text:span></text:p>
          <text:p text:style-name="P1"><text:span text:style-name="T1">Solicitaçõ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measurelines" svg:x1="3.576cm" svg:y1="15.1cm" svg:x2="5.653cm" svg:y2="19.464cm" draw:start-shape="id3" draw:start-glue-point="2" draw:end-shape="id11" draw:end-glue-point="3" svg:d="M3576 15100v4364h2077" svg:viewBox="0 0 2078 4365">
          <text:p/>
        </draw:connector>
        <draw:custom-shape draw:style-name="gr3" draw:text-style-name="P4" xml:id="id12" draw:id="id12" draw:layer="measurelines" svg:width="2.447cm" svg:height="1.157cm" svg:x="9.2cm" svg:y="26.043cm">
          <text:p text:style-name="P1"><text:span text:style-name="T1">Atualizar</text:span></text:p>
          <text:p text:style-name="P1"><text:span text:style-name="T1">Edital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6.723cm" svg:y1="23.357cm" svg:x2="9.2cm" svg:y2="26.621cm" draw:start-shape="id8" draw:start-glue-point="2" draw:end-shape="id12" draw:end-glue-point="3" svg:d="M6723 23357v3264h2477" svg:viewBox="0 0 2478 3265">
          <text:p/>
        </draw:connector>
        <draw:connector draw:style-name="gr7" draw:text-style-name="P8" draw:layer="measurelines" svg:x1="10.423cm" svg:y1="27.2cm" svg:x2="13.706cm" svg:y2="25.321cm" draw:start-shape="id12" draw:start-glue-point="2" draw:end-shape="id10" draw:end-glue-point="3" svg:d="M10423 27200v500h2253v-2379h1030" svg:viewBox="0 0 3284 2380">
          <text:p/>
        </draw:connector>
        <draw:custom-shape draw:style-name="gr3" draw:text-style-name="P4" xml:id="id13" draw:id="id13" draw:layer="measurelines" svg:width="2.447cm" svg:height="1.157cm" svg:x="9.553cm" svg:y="20.443cm">
          <text:p text:style-name="P1"><text:span text:style-name="T1">Analisar</text:span></text:p>
          <text:p text:style-name="P1"><text:span text:style-name="T1">Solicitaçõ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8" draw:layer="measurelines" svg:x1="6.876cm" svg:y1="20.043cm" svg:x2="9.553cm" svg:y2="21.021cm" draw:start-shape="id11" draw:start-glue-point="2" draw:end-shape="id13" draw:end-glue-point="3" svg:d="M6876 20043v978h2677" svg:viewBox="0 0 2678 979">
          <text:p/>
        </draw:connector>
        <draw:custom-shape draw:style-name="gr5" draw:text-style-name="P6" xml:id="id14" draw:id="id14" draw:layer="measurelines" svg:width="2.447cm" svg:height="1.157cm" svg:x="16.053cm" svg:y="9.6cm">
          <text:p text:style-name="P1"><text:span text:style-name="T1">Quant. de</text:span></text:p>
          <text:p text:style-name="P1"><text:span text:style-name="T1">Refeiçõe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923cm" svg:y1="8.6cm" svg:x2="16.053cm" svg:y2="10.178cm" draw:start-shape="id5" draw:start-glue-point="2" draw:end-shape="id14" draw:end-glue-point="3" svg:d="M14923 8600v1578h1130" svg:viewBox="0 0 1131 1579">
          <text:p/>
        </draw:connector>
        <draw:connector draw:style-name="gr7" draw:text-style-name="P9" draw:layer="layout" svg:x1="10.017cm" svg:y1="4.634cm" svg:x2="15.553cm" svg:y2="5.917cm" draw:start-shape="id1" draw:start-glue-point="2" draw:end-shape="id15" draw:end-glue-point="3" svg:d="M10017 4634v1283h5536" svg:viewBox="0 0 5537 1284">
          <text:p/>
        </draw:connector>
        <draw:custom-shape draw:style-name="gr3" draw:text-style-name="P4" xml:id="id16" draw:id="id16" draw:layer="measurelines" svg:width="2.447cm" svg:height="1.157cm" svg:x="16.053cm" svg:y="26.743cm">
          <text:p text:style-name="P1"><text:span text:style-name="T1">Autorizar</text:span></text:p>
          <text:p text:style-name="P1"><text:span text:style-name="T1">Refeiçõe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929cm" svg:y1="25.9cm" svg:x2="16.053cm" svg:y2="27.321cm" draw:start-shape="id10" draw:start-glue-point="2" draw:end-shape="id16" draw:end-glue-point="3" svg:d="M14929 25900v1421h1124" svg:viewBox="0 0 1125 1422">
          <text:p/>
        </draw:connector>
        <draw:custom-shape draw:style-name="gr3" draw:text-style-name="P4" xml:id="id17" draw:id="id17" draw:layer="measurelines" svg:width="2.447cm" svg:height="1.157cm" svg:x="5.653cm" svg:y="16.3cm">
          <text:p text:style-name="P1"><text:span text:style-name="T1">Listar</text:span></text:p>
          <text:p text:style-name="P1"><text:span text:style-name="T1">Refeiçõe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3.576cm" svg:y1="15.1cm" svg:x2="5.653cm" svg:y2="16.878cm" draw:start-shape="id3" draw:start-glue-point="2" draw:end-shape="id17" draw:end-glue-point="3" svg:d="M3576 15100v1778h2077" svg:viewBox="0 0 2078 1779">
          <text:p/>
        </draw:connector>
        <draw:custom-shape draw:style-name="gr3" draw:text-style-name="P4" xml:id="id18" draw:id="id18" draw:layer="measurelines" svg:width="2.447cm" svg:height="1.157cm" svg:x="9.853cm" svg:y="17.7cm">
          <text:p text:style-name="P1"><text:span text:style-name="T1">Editar</text:span></text:p>
          <text:p text:style-name="P1"><text:span text:style-name="T1">Refeiçõe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6.876cm" svg:y1="17.457cm" svg:x2="9.853cm" svg:y2="18.278cm" draw:start-shape="id17" draw:start-glue-point="2" draw:end-shape="id18" draw:end-glue-point="3" svg:d="M6876 17457v821h2977" svg:viewBox="0 0 2978 822">
          <text:p/>
        </draw:connector>
        <draw:custom-shape draw:style-name="gr4" draw:text-style-name="P5" xml:id="id19" draw:id="id19" draw:layer="measurelines" svg:width="2.447cm" svg:height="1.157cm" svg:x="13.053cm" svg:y="14.5cm">
          <text:p text:style-name="P1"><text:span text:style-name="T1">Relatório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2.476cm" svg:y1="13.157cm" svg:x2="13.053cm" svg:y2="15.078cm" draw:start-shape="id4" draw:start-glue-point="2" draw:end-shape="id19" draw:end-glue-point="3" svg:d="M12476 13157v1921h577" svg:viewBox="0 0 578 1922">
          <text:p/>
        </draw:connector>
        <draw:custom-shape draw:style-name="gr1" draw:text-style-name="P2" xml:id="id20" draw:id="id20" draw:layer="layout" svg:width="2.529cm" svg:height="1.234cm" svg:x="8.771cm" svg:y="1.066cm">
          <text:p text:style-name="P1"><text:span text:style-name="T1">Tela</text:span></text:p>
          <text:p text:style-name="P1"><text:span text:style-name="T1">Ini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0.035cm" svg:y1="2.3cm" svg:x2="10.017cm" svg:y2="3.4cm" draw:start-shape="id20" draw:start-glue-point="2" draw:end-shape="id1" draw:end-glue-point="0" svg:d="M10035 2300v550h-18v550" svg:viewBox="0 0 19 1101">
          <text:p/>
        </draw:connector>
        <draw:custom-shape draw:style-name="gr4" draw:text-style-name="P5" xml:id="id21" draw:id="id21" draw:layer="measurelines" svg:width="2.447cm" svg:height="1.157cm" svg:x="15.553cm" svg:y="16.6cm">
          <text:p text:style-name="P1"><text:span text:style-name="T1">Relatórios</text:span></text:p>
          <text:p text:style-name="P1"><text:span text:style-name="T1">Refeiçõe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276cm" svg:y1="15.657cm" svg:x2="15.553cm" svg:y2="17.178cm" draw:start-shape="id19" draw:start-glue-point="2" draw:end-shape="id21" draw:end-glue-point="3" svg:d="M14276 15657v1521h1277" svg:viewBox="0 0 1278 1522">
          <text:p/>
        </draw:connector>
        <draw:custom-shape draw:style-name="gr4" draw:text-style-name="P5" xml:id="id22" draw:id="id22" draw:layer="measurelines" svg:width="2.447cm" svg:height="1.157cm" svg:x="15.553cm" svg:y="18.243cm">
          <text:p text:style-name="P1"><text:span text:style-name="T1">Relatórios</text:span></text:p>
          <text:p text:style-name="P1"><text:span text:style-name="T1">Aluno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276cm" svg:y1="15.657cm" svg:x2="15.553cm" svg:y2="18.821cm" draw:start-shape="id19" draw:start-glue-point="2" draw:end-shape="id22" draw:end-glue-point="3" svg:d="M14276 15657v3164h1277" svg:viewBox="0 0 1278 3165">
          <text:p/>
        </draw:connector>
        <draw:custom-shape draw:style-name="gr4" draw:text-style-name="P5" xml:id="id23" draw:id="id23" draw:layer="measurelines" svg:width="2.447cm" svg:height="1.157cm" svg:x="15.453cm" svg:y="20.143cm">
          <text:p text:style-name="P1"><text:span text:style-name="T1">Relatórios</text:span></text:p>
          <text:p text:style-name="P1"><text:span text:style-name="T1">Professor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276cm" svg:y1="15.657cm" svg:x2="15.453cm" svg:y2="20.721cm" draw:start-shape="id19" draw:start-glue-point="2" draw:end-shape="id23" draw:end-glue-point="3" svg:d="M14276 15657v5064h1177" svg:viewBox="0 0 1178 5065">
          <text:p/>
        </draw:connector>
        <draw:custom-shape draw:style-name="gr5" draw:text-style-name="P6" xml:id="id24" draw:id="id24" draw:layer="measurelines" svg:width="2.447cm" svg:height="1.157cm" svg:x="16.053cm" svg:y="11.143cm">
          <text:p text:style-name="P1"><text:span text:style-name="T1">Autorização</text:span></text:p>
          <text:p text:style-name="P1"><text:span text:style-name="T1">De Acesso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923cm" svg:y1="8.6cm" svg:x2="16.053cm" svg:y2="11.721cm" draw:start-shape="id5" draw:start-glue-point="2" draw:end-shape="id24" draw:end-glue-point="3" svg:d="M14923 8600v3121h1130" svg:viewBox="0 0 1131 3122">
          <text:p/>
        </draw:connector>
        <draw:custom-shape draw:style-name="gr5" draw:text-style-name="P6" xml:id="id25" draw:id="id25" draw:layer="measurelines" svg:width="2.447cm" svg:height="1.157cm" svg:x="16.053cm" svg:y="12.8cm">
          <text:p text:style-name="P1"><text:span text:style-name="T1">Listagem</text:span></text:p>
          <text:p text:style-name="P1"><text:span text:style-name="T1">De </text:span><text:span text:style-name="T1">Alunos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measurelines" svg:x1="14.923cm" svg:y1="8.6cm" svg:x2="16.053cm" svg:y2="13.378cm" draw:start-shape="id5" draw:start-glue-point="2" draw:end-shape="id25" draw:end-glue-point="3" svg:d="M14923 8600v4778h1130" svg:viewBox="0 0 1131 4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19:30:34.398743789</meta:creation-date>
    <meta:editing-duration>PT1H48S</meta:editing-duration>
    <meta:editing-cycles>10</meta:editing-cycles>
    <meta:generator>LibreOffice/6.0.7.3$Linux_X86_64 LibreOffice_project/00m0$Build-3</meta:generator>
    <dc:date>2019-07-23T20:31:25.083401094</dc:date>
    <meta:document-statistic meta:object-count="50"/>
  </office:meta>
</office:document-meta>
</file>